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fr1" style:family="graphic" style:parent-style-name="OLE">
      <style:graphic-properties style:horizontal-pos="center" style:horizontal-rel="paragraph" draw:ole-draw-aspect="1" draw:visible-area-top="0in" draw:visible-area-width="7.1016in" draw:visible-area-height="8.9724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1016in" svg:height="8.972in" draw:z-index="0"><draw:object-ole xlink:href="./Object 1" xlink:type="simple" xlink:show="embed" xlink:actuate="onLoad"/><draw:image xlink:href="./ObjectReplacements/Object 1" xlink:type="simple" xlink:show="embed" xlink:actuate="onLoad"/></draw:frame></text:p>
      <text:p text:style-name="P1"><text:soft-page-break/>FSM Directory</text:p>
      <text:p text:style-name="P1"/>
      <text:p text:style-name="P2">The figure shows the finite-state machine diagram for a directory, or home memory. Any node will start in the Unowned state. From here, there is only one state transition it can take, and that is to “Unowned/Exclusive (Memory-Access)”. This transition can be triggered by a shared read request or an exclusive read request. While in the “Unowned/Exclusive (Memory-Access)” state, it is possible for the home memory to receive more shared read requests. These subsequent read requests are satisfiable when the original read request is a shared read, so if any more shared read requests are received, they will also be placed into pending requests. When the request from memory returns in the “Unowned/Exclusive (Memory-Access)” state, the home memory could either transition to the Shared state or the Exclusive state, depending on whether or not there are any sharing nodes beside the owner. It should be impossible for a writeback request to arrive during Unowned or “Unowned/Exclusive (Memory-Access)” states because no node should have the block.</text:p>
      <text:p text:style-name="P2"/>
      <text:p text:style-name="P2">From the Shared state, there are only a couple of states the directory can transition into. The first is “Shared (Memory-Access)”, which occurs if a shared read request comes in while in the Shared state. It is impossible to receive a writeback request in this state because no node has exclusive access to the block.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These two states, “Busy-Shared (Memory-Access)”, and “Busy-Exclusive (Memory-Access)”, are responsible for the transitions to the four other states in the bottom half of the directory FSM diagram. The home memory will transition to the busy memory-access states when the requester is not the owner.</text:p>
      <text:p text:style-name="P2"/>
      <text:p text:style-name="P2">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text:soft-page-break/>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9T16:30:19.10</dc:date>
    <dc:creator>Eric Chang</dc:creator>
    <meta:editing-duration>PT05H52M29S</meta:editing-duration>
    <meta:editing-cycles>16</meta:editing-cycles>
    <meta:generator>OpenOffice.org/3.2$Win32 OpenOffice.org_project/320m18$Build-9502</meta:generator>
    <meta:document-statistic meta:table-count="0" meta:image-count="0" meta:object-count="1" meta:page-count="3" meta:paragraph-count="6" meta:word-count="771" meta:character-count="4745"/>
  </office:meta>
</office:document-meta>
</file>